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86pt"/>
    </style:style>
    <style:style style:name="co2" style:family="table-column">
      <style:table-column-properties fo:break-before="auto" style:column-width="242.84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33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68pt" fo:break-before="auto" style:use-optimal-row-height="true"/>
    </style:style>
    <style:style style:name="ro6" style:family="table-row">
      <style:table-row-properties style:row-height="79pt" fo:break-before="auto" style:use-optimal-row-height="true"/>
    </style:style>
    <style:style style:name="ro7" style:family="table-row">
      <style:table-row-properties style:row-height="46.01pt" fo:break-before="auto" style:use-optimal-row-height="true"/>
    </style:style>
    <style:style style:name="ro8" style:family="table-row">
      <style:table-row-properties style:row-height="178.5pt" fo:break-before="auto" style:use-optimal-row-height="true"/>
    </style:style>
    <style:style style:name="ro9" style:family="table-row">
      <style:table-row-properties style:row-height="90pt" fo:break-before="auto" style:use-optimal-row-height="true"/>
    </style:style>
    <style:style style:name="ro10" style:family="table-row">
      <style:table-row-properties style:row-height="112.51pt" fo:break-before="auto" style:use-optimal-row-height="true"/>
    </style:style>
    <style:style style:name="ro11" style:family="table-row">
      <style:table-row-properties style:row-height="101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4.06pt" fo:break-before="auto" style:use-optimal-row-height="true"/>
    </style:style>
    <style:style style:name="ro15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1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2.01pt double-thin #000000" style:border-line-width-left="0.51pt 0.99pt 0.51pt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74pt solid #000000" fo:background-color="#dddddd" fo:border-left="2.01pt double-thin #000000" style:border-line-width-left="0.51pt 0.99pt 0.51pt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transparent" fo:wrap-option="wrap" fo:border="0.74pt solid #000000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5" style:family="table-cell" style:parent-style-name="Default">
      <style:table-cell-properties fo:wrap-option="wrap" fo:border="0.74pt solid #000000"/>
    </style:style>
    <style:style style:name="ce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="0.74pt solid #000000"/>
    </style:style>
    <style:style style:name="ce35" style:family="table-cell" style:parent-style-name="Excel_20_Built-in_20_Normal">
      <style:table-cell-properties fo:background-color="transparent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4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1.11pt double-thin #000000" style:border-line-width-right="0.51pt 0.11pt 0.51pt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fo:background-color="transparent" fo:border-left="0.74pt solid #000000" fo:border-right="1.11pt double-thin #000000" style:border-line-width-right="0.51pt 0.11pt 0.51pt" fo:border-top="0.74pt solid #000000"/>
    </style:style>
    <style:style style:name="ce51" style:family="table-cell" style:parent-style-name="Excel_20_Built-in_20_Normal">
      <style:table-cell-properties fo:border-bottom="0.74pt solid #000000" fo:border-left="0.74pt solid #000000" fo:border-right="1.11pt double-thin #000000" style:border-line-width-right="0.51pt 0.11pt 0.51pt" fo:border-top="0.74pt solid #000000"/>
    </style:style>
    <style:style style:name="ce37" style:family="table-cell" style:parent-style-name="Default">
      <style:table-cell-properties fo:background-color="transparent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$Sheet2.$A$6])" table:allow-empty-cell="true" table:display-list="unsorted" table:base-cell-address="'Data Retrieval Protocol Hair Salon'.A1"/>
        <table:content-validation table:name="val2" table:condition="of:cell-content-is-in-list([$Sheet2.$B$3:$Sheet2.$B$7])" table:allow-empty-cell="true" table:display-list="unsorted" table:base-cell-address="'Data Retrieval Protocol Hair Salon'.A1"/>
        <table:content-validation table:name="val3" table:condition="of:cell-content-is-in-list([$Sheet2.$C$3:$Sheet2.$C$12])" table:allow-empty-cell="true" table:display-list="unsorted" table:base-cell-address="'Data Retrieval Protocol Hair Salon'.A1"/>
        <table:content-validation table:name="val4" table:condition="of:cell-content-is-in-list([$Sheet2.$E$3:$Sheet2.$E$6])" table:allow-empty-cell="true" table:display-list="unsorted" table:base-cell-address="'Data Retrieval Protocol Hair Salon'.A1"/>
        <table:content-validation table:name="val5" table:condition="of:cell-content-is-in-list([$Sheet2.$D$3:$Sheet2.$D$6])" table:allow-empty-cell="true" table:display-list="unsorted" table:base-cell-address="'Data Retrieval Protocol Hair Salon'.A1"/>
      </table:content-validations>
      <table:table table:name="Data Retrieval Protocol Hair Sal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0"/>
        <table:table-column table:style-name="co3" table:default-cell-style-name="ce10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4" table:number-columns-repeated="2" table:default-cell-style-name="Excel_20_Built-in_20_Normal"/>
        <table:table-column table:style-name="co6" table:default-cell-style-name="ce10"/>
        <table:table-column table:style-name="co4" table:default-cell-style-name="Excel_20_Built-in_20_Normal"/>
        <table:table-column table:style-name="co7" table:default-cell-style-name="Default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otes</text:p>
          </table:table-cell>
          <table:table-cell table:style-name="ce9" office:value-type="string" calcext:value-type="string">
            <text:p>Value type</text:p>
          </table:table-cell>
          <table:table-cell table:style-name="ce9" office:value-type="string" calcext:value-type="string">
            <text:p>Scale</text:p>
          </table:table-cell>
          <table:table-cell table:style-name="ce9" office:value-type="string" calcext:value-type="string">
            <text:p>Data type</text:p>
          </table:table-cell>
          <table:table-cell table:style-name="ce9" office:value-type="string" calcext:value-type="string">
            <text:p>Unique count</text:p>
          </table:table-cell>
          <table:table-cell table:style-name="ce9" office:value-type="string" calcext:value-type="string">
            <text:p>Measure unit</text:p>
          </table:table-cell>
          <table:table-cell table:style-name="ce9" office:value-type="string" calcext:value-type="string">
            <text:p>Conversion factor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4" office:value-type="string" calcext:value-type="string">
            <text:p>Outlier treatment</text:p>
          </table:table-cell>
          <table:table-cell table:style-name="ce14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table:style-name="ce40" office:value-type="string" calcext:value-type="string">
            <text:p>noshowflag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visit occurred</text:p>
            <text:p>1- noshow [includes noshow and late cancellation on the same day]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6" table:content-validation-name="val4" office:value-type="string" calcext:value-type="string">
            <text:p>N/A <text:s/>Y variable categorical</text:p>
          </table:table-cell>
          <table:table-cell table:style-name="ce50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3">
          <table:table-cell table:style-name="ce40" office:value-type="string" calcext:value-type="string">
            <text:p>dayinweek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week day of the booking (1 for Tuesday till 6 for Sunday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Interv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9" table:content-validation-name="val4" office:value-type="string" calcext:value-type="string">
            <text:p>N/A <text:s/>l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4">
          <table:table-cell table:style-name="ce40" office:value-type="string" calcext:value-type="string">
            <text:p>hour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hour of the day of the appointment 8 till 19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Interv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19" table:content-validation-name="val4" office:value-type="string" calcext:value-type="string">
            <text:p>N/A <text:s/>l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5">
          <table:table-cell table:style-name="ce40" office:value-type="string" calcext:value-type="string">
            <text:p>firstapp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First appearance </text:p>
            <text:p>Check whether there was either a previous day on which an appointment was set </text:p>
            <text:p>0 – there was a previous day where an appointment was set (even if it was a noshow)</text:p>
            <text:p>1 – no previous appointment was set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6">
          <table:table-cell table:style-name="ce40" office:value-type="string" calcext:value-type="string">
            <text:p>existingcustomer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A customer is considered as an existing customer on the day following the first receipt  issued </text:p>
            <text:p>0-  no first receipt issued yet</text:p>
            <text:p>1 – a first receipt was issued on a previous visit 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deltadaysappt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for a given customer since his/her last effective appointment – 0 means there was never any effective appointment <text:s/>for this customer befor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19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deltadayslastnoshow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that have passed for a given customer since his last noshow. 0 means there was never a no-show for this customer befor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19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visit</text:p>
          </table:table-cell>
          <table:table-cell table:style-name="Default" office:value-type="string" calcext:value-type="string">
            <text:p>future booking </text:p>
          </table:table-cell>
          <table:table-cell table:style-name="ce19" office:value-type="string" calcext:value-type="string">
            <text:p>number of different days in the last 30 calendar days where the customer had an effective appointment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Indicates <text:span text:style-name="T1">whether</text:span> multiple appointments were booked for the same customer on the same day</text:p>
            <text:p>1- in the below cases </text:p>
            <text:p>**if the appointment is an effective appointment and there is at least  another effective appointment  on the same day</text:p>
            <text:p> **if the appointment is of type noshow and there is another noshow on the same day</text:p>
            <text:p> **if the appointment is of type late cancellation (today’s) and there is another latecancellation (late cancellation) on the same day</text:p>
            <text:p>0- otherwise for the type of the appointment  noshow , late cancellation or effective appointment appears only once for this customer on the date in the booking table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style-name="ce40" office:value-type="string" calcext:value-type="string">
            <text:p>previous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no previous no show was recorded for the same customer  in its entire history</text:p>
            <text:p>1-a previous no show was recorded for the same customer 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number of days in the last 30 calendar days where a no show or last day cancellation occurred for this customer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6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bill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amount of receipts issued for this customer in the last 30 calendar days (excludes <text:s/>receipts with negative am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60drefund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refunds of receipts issued for this customer in the last 30 calendar days 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0" calcext:value-type="float">
            <text:p>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colo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amount of receipts issued for this customer for services of type COLOR 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style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amount of receipts issued for this customer for services of type STYLE 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produc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amount of receipts issued for this customer for retail products <text:s/>in the last 30 calendar days (excludes discounts)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4.1" calcext:value-type="float">
            <text:p>224.1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90dproductbuye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Has this customer bought a product in the last 90 calendar days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activebundlepromo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here is a service called “Blow dry bundle 5+1” where the customer pays for 5 blow dies and gets one free. This indicator might refer to a loyal customer. It is checked by verifying how times the customer did a dry blow since since he bought the bundle promotion</text:p>
            <text:p>0 the customer has no active bundle</text:p>
            <text:p>1 the customer has an active bundle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style-name="ce40" office:value-type="string" calcext:value-type="string">
            <text:p>last60dlate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calendar days number of days where the customer canceled an appointment on the <text:span text:style-name="T2">business</text:span> day eve of an appointment  [all days except Monday are business days, holidays in Ontario in 2018 where collected manually on the internet 3 days for the period] 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last60dreg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<text:span text:style-name="T2">calendar</text:span> days number of days where the customer canceled an appointment two (or more) <text:span text:style-name="T2">business</text:span> days before the appointment day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Default" office:value-type="float" office:value="-43.1228070175439" calcext:value-type="float">
            <text:p>-43.1228070175439</text:p>
          </table:table-cell>
          <table:table-cell table:style-name="ce2" office:value-type="float" office:value="270" calcext:value-type="float">
            <text:p>270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 in the last visit</text:p>
          </table:table-cell>
          <table:table-cell table:style-name="ce11" table:content-validation-name="val1" office:value-type="string" calcext:value-type="string">
            <text:p>Numeric</text:p>
          </table:table-cell>
          <table:table-cell table:style-name="ce11" table:content-validation-name="val2" office:value-type="string" calcext:value-type="string">
            <text:p>Ordinal</text:p>
          </table:table-cell>
          <table:table-cell table:style-name="ce11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Default" office:value-type="float" office:value="-19.0212765957447" calcext:value-type="float">
            <text:p>-19.0212765957447</text:p>
          </table:table-cell>
          <table:table-cell table:style-name="Default" office:value-type="float" office:value="244.473684210526" calcext:value-type="float">
            <text:p>244.473684210526</text:p>
          </table:table-cell>
          <table:table-cell table:style-name="ce19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x0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3">*1 - the appointment took place in the day/hour combination mentioned in the predictor variable name</text:span></text:p>
            <text:p><text:span text:style-name="T3">Day =[0 Monday 1 Tuesday .. 6 Sunday]</text:span></text:p>
            <text:p><text:span text:style-name="T3">Hour [8..19] nan means hour was not provided is found for a cancellation done on the appointment day   </text:span></text:p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COLOR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1">
          <table:table-cell table:style-name="ce40" office:value-type="string" calcext:value-type="string">
            <text:p>X1_STYL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L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AS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B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CA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C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DPB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F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F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F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H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H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P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HLP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M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O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CTU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FRI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B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BD5+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DU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M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HCW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MARTBON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S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2_TRE 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3">*1 the category of service for which the appointment is booked is the category of the service mentioned in the predictor variable name</text:span>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3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3">*1 the  staff employee of the booked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style-name="ce40" office:value-type="string" calcext:value-type="string">
            <text:p>X4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 there was a previous effective appointment – the last employee  is indicated in another X4_ variables</text:p>
            <text:p>*1 there was no previous effective appointment so the last staff  is not indicated </text:p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X4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3">*1 the  staff employee of the last effective appointment is the employee mentioned in the predictor variable name</text:span></text:p>
            <text:p/>
            <text:p/>
          </table:table-cell>
          <table:table-cell table:style-name="ce11" table:content-validation-name="val1" office:value-type="string" calcext:value-type="string">
            <text:p>Categorical</text:p>
          </table:table-cell>
          <table:table-cell table:style-name="ce11" table:content-validation-name="val2" office:value-type="string" calcext:value-type="string">
            <text:p>Nominal</text:p>
          </table:table-cell>
          <table:table-cell table:style-name="ce11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content-validation-name="val4" office:value-type="string" calcext:value-type="string">
            <text:p>N/A categorical boolean variable</text:p>
          </table:table-cell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12" table:number-rows-repeated="71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2" table:number-rows-repeated="1047549">
          <table:table-cell table:number-columns-repeated="1023"/>
        </table:table-row>
        <table:table-row table:style-name="ro13" table:number-rows-repeated="173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2">
          <table:table-cell table:number-columns-repeated="1024"/>
        </table:table-row>
        <table:table-row table:style-name="ro14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14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14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5">
          <table:table-cell table:style-name="ce43" table:number-columns-repeated="5"/>
          <table:table-cell table:number-columns-repeated="1019"/>
        </table:table-row>
        <table:table-row table:style-name="ro12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Data Retrieval Protocol Hair Salon'.A1:'Data Retrieval Protocol Hair Salon'.M1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3:55:42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8:19:09.750000000</dc:date>
    <meta:generator>LibreOffice/6.0.7.3$Windows_X86_64 LibreOffice_project/dc89aa7a9eabfd848af146d5086077aeed2ae4a5</meta:generator>
    <meta:editing-duration>P8DT8H10M31S</meta:editing-duration>
    <meta:editing-cycles>101</meta:editing-cycles>
    <meta:document-statistic meta:table-count="2" meta:cell-count="1562" meta:object-count="0"/>
  </office:meta>
</office:document-meta>
</file>